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lkBeanEmitter.generateGet( final Class target , final Method [ ] get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ulkBeanEmitter.validate( Class target , String [ ] getters , String [ ] setters , Class [ ] types , Method [ ] getters_out , Method [ ] setters_o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ulkBeanEmitter.BulkBeanEmitter( ClassVisitor v , String className , Class target , String [ ] getterNames , String [ ] setterNames , Class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lkBeanEmitter.generateSet( final Class target , final Method [ ] set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